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text-properties fo:color="#ffffff" fo:font-family="'Arial Black'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P2" style:family="paragraph">
      <style:text-properties fo:font-size="20pt"/>
    </style:style>
    <style:style style:name="T1" style:family="text">
      <style:text-properties fo:color="#ffffff" fo:font-family="'Arial Black'" style:font-family-generic="swiss" style:font-pitch="variable"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1" draw:layer="layout" svg:width="28cm" svg:height="21cm" svg:x="0cm" svg:y="0cm" presentation:class="title" presentation:user-transformed="true">
          <draw:text-box>
            <text:p><text:span text:style-name="T1">1. Schowaj mnie</text:span><text:span text:style-name="T1"><text:line-break/></text:span><text:span text:style-name="T1">pod skrzydła Swe,</text:span><text:span text:style-name="T1"><text:line-break/></text:span><text:span text:style-name="T1">ukryj mnie</text:span><text:span text:style-name="T1"><text:line-break/></text:span><text:span text:style-name="T1">w silnej dłoni Swej.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1" draw:layer="layout" svg:width="28cm" svg:height="21cm" svg:x="-0.001cm" svg:y="-0.001cm" presentation:class="title" presentation:user-transformed="true">
          <draw:text-box>
            <text:p><text:span text:style-name="T1">Kiedy fale mórz</text:span><text:span text:style-name="T1"><text:line-break/></text:span><text:span text:style-name="T1">chcą porwać mnie,</text:span><text:span text:style-name="T1"><text:line-break/></text:span><text:span text:style-name="T1">Z Tobą wzniosę się,</text:span><text:span text:style-name="T1"><text:line-break/></text:span><text:span text:style-name="T1">podniesiesz mnie,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1" draw:layer="layout" svg:width="28cm" svg:height="21cm" svg:x="-0.001cm" svg:y="-0.001cm" presentation:class="title" presentation:user-transformed="true">
          <draw:text-box>
            <text:p><text:span text:style-name="T1">Panie, Królem Tyś</text:span><text:span text:style-name="T1"><text:line-break/></text:span><text:span text:style-name="T1">spienionych wód,</text:span><text:span text:style-name="T1"><text:line-break/></text:span><text:span text:style-name="T1">Ja ufam Ci,</text:span><text:span text:style-name="T1"><text:line-break/></text:span><text:span text:style-name="T1">Ty jesteś Bóg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1" draw:layer="layout" svg:width="28cm" svg:height="21cm" svg:x="-0.001cm" svg:y="-0.001cm" presentation:class="title" presentation:user-transformed="true">
          <draw:text-box>
            <text:p><text:span text:style-name="T1">2. Odpocznę dziś</text:span><text:span text:style-name="T1"><text:line-break/></text:span><text:span text:style-name="T1">w ramionach Twych.</text:span><text:span text:style-name="T1"><text:line-break/></text:span><text:span text:style-name="T1">Dusza ma</text:span><text:span text:style-name="T1"><text:line-break/></text:span><text:span text:style-name="T1">w Tobie będzie trwać.</text:span><text:span text:style-name="T1"><text:line-break/></text:span><text:span text:style-name="T1">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office:forms form:automatic-focus="false" form:apply-design-mode="false"/>
        <draw:frame presentation:style-name="pr1" draw:text-style-name="P1" draw:layer="layout" svg:width="28cm" svg:height="21cm" svg:x="-0.001cm" svg:y="-0.001cm" presentation:class="title" presentation:user-transformed="true">
          <draw:text-box>
            <text:p><text:span text:style-name="T1">Kiedy fale mórz</text:span><text:span text:style-name="T1"><text:line-break/></text:span><text:span text:style-name="T1">chcą porwać mnie,</text:span><text:span text:style-name="T1"><text:line-break/></text:span><text:span text:style-name="T1">Z Tobą wzniosę się,</text:span><text:span text:style-name="T1"><text:line-break/></text:span><text:span text:style-name="T1">podniesiesz mnie,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9">
        <office:forms form:automatic-focus="false" form:apply-design-mode="false"/>
        <draw:frame presentation:style-name="pr1" draw:text-style-name="P1" draw:layer="layout" svg:width="28cm" svg:height="21cm" svg:x="-0.001cm" svg:y="-0.001cm" presentation:class="title" presentation:user-transformed="true">
          <draw:text-box>
            <text:p><text:span text:style-name="T1">Panie, Królem Tyś</text:span><text:span text:style-name="T1"><text:line-break/></text:span><text:span text:style-name="T1">spienionych wód,</text:span><text:span text:style-name="T1"><text:line-break/></text:span><text:span text:style-name="T1">Ja ufam Ci,</text:span><text:span text:style-name="T1"><text:line-break/></text:span><text:span text:style-name="T1">Ty jesteś Bóg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top="0cm" fo:margin-bottom="0.4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cm" fo:margin-bottom="0.3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cm" fo:margin-bottom="0.2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5-06-08T20:56:38.21</dc:date>
    <meta:editing-duration>PT1H14M21S</meta:editing-duration>
    <meta:editing-cycles>26</meta:editing-cycles>
    <meta:generator>OpenOffice/4.1.1$Win32 OpenOffice.org_project/411m6$Build-9775</meta:generator>
    <dc:creator>Woda Życia</dc:creator>
    <meta:document-statistic meta:object-count="39"/>
  </office:meta>
</office:document-meta>
</file>